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101576"/>
    </style:style>
    <style:style style:name="P2" style:family="paragraph" style:parent-style-name="Standard">
      <style:text-properties officeooo:paragraph-rsid="0011b2e9"/>
    </style:style>
    <style:style style:name="P3" style:family="paragraph" style:parent-style-name="Standard">
      <style:text-properties officeooo:paragraph-rsid="0016e6e9"/>
    </style:style>
    <style:style style:name="T1" style:family="text">
      <style:text-properties officeooo:rsid="000d2b17"/>
    </style:style>
    <style:style style:name="T2" style:family="text">
      <style:text-properties officeooo:rsid="000f636c"/>
    </style:style>
    <style:style style:name="T3" style:family="text">
      <style:text-properties officeooo:rsid="00101576"/>
    </style:style>
    <style:style style:name="T4" style:family="text">
      <style:text-properties officeooo:rsid="0011b2e9"/>
    </style:style>
    <style:style style:name="T5" style:family="text">
      <style:text-properties officeooo:rsid="0016e6e9"/>
    </style:style>
    <style:style style:name="T6" style:family="text">
      <style:text-properties officeooo:rsid="001cbcbe"/>
    </style:style>
    <style:style style:name="T7" style:family="text">
      <style:text-properties officeooo:rsid="001e75b6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1) </text:span>При выстеле из пружинного пистолета вертикально вверх пуля массой <text:span text:style-name="T1">20гр понялась на высоту 5 метров. Определить жесткость пружины пистолета, если он была сжата на 10 см. Массой пружины принебречь.</text:span></text:p>
      <text:p text:style-name="Standard"><text:span text:style-name="T1"><draw:frame draw:style-name="fr1" draw:name="Объект1" text:anchor-type="as-char" svg:y="-3.117cm" svg:width="4.159cm" svg:height="6.084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"><text:span text:style-name="T4">k=196 H/m</text:span></text:p>
      <text:p text:style-name="P1"><text:span text:style-name="T3">2) </text:span><text:span text:style-name="T4">Шарик массой m упал с высоты <text:s/>h <text:s/>на стальную плиту и упруго отскочил от неё вверх. Чему равно изменение импульса в результате удара</text:span></text:p>
      <text:p text:style-name="P1"><text:span text:style-name="T4"><draw:frame draw:style-name="fr1" draw:name="Объект2" text:anchor-type="as-char" svg:y="-2.556cm" svg:width="12.227cm" svg:height="4.937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"><text:span text:style-name="T4"/></text:p>
      <text:p text:style-name="P3"><text:span text:style-name="T5">3) Сплошной цилиндр скатывается с наклонной плоскости, составляющий с горизонтом угол 22 градуса. Найти длину наклонной плоскости L если скорость цилиндра с конце наклонной плоскости равна 7м/с а коэффициент трения 0,2</text:span></text:p>
      <text:p text:style-name="P3"><text:span text:style-name="T5"><draw:frame draw:style-name="fr1" draw:name="Объект3" text:anchor-type="as-char" svg:y="-1.286cm" svg:width="1.748cm" svg:height="2.42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5"><draw:frame draw:style-name="fr1" draw:name="Объект4" text:anchor-type="as-char" svg:y="-3.286cm" svg:width="16.297cm" svg:height="6.454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3"><text:span text:style-name="T6"/></text:p>
      <text:p text:style-name="P3"><text:soft-page-break/><text:span text:style-name="T7">3) </text:span><text:span text:style-name="T6">Тонкий обруч радиусом 1 м, способный вращаться вокруг горизонтальной оси, проходящей через точку О перпендикулярную рисунку, отклонили по вертикали на 90 градусов и отпустили. Чему равно угловое ускорение в начальный момент времени.</text:span></text:p>
      <text:p text:style-name="P3"><text:span text:style-name="T6"><draw:frame draw:style-name="fr1" draw:name="Объект5" text:anchor-type="as-char" svg:y="-1.602cm" svg:width="3.919cm" svg:height="3.052cm" draw:z-index="4"><draw:object xlink:href="./Object 5" xlink:type="simple" xlink:show="embed" xlink:actuate="onLoad"/><draw:image xlink:href="./ObjectReplacements/Object 5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09:07:08</meta:creation-date>
    <dc:date>2012-10-16T10:32:52</dc:date>
    <meta:editing-duration>PT1H12M1S</meta:editing-duration>
    <meta:editing-cycles>15</meta:editing-cycles>
    <meta:generator>LibreOffice/3.6$MacOSX_x86 LibreOffice_project/e29a214-2bbed72-0621de6-a97528c-8f066d</meta:generator>
    <meta:document-statistic meta:table-count="0" meta:image-count="0" meta:object-count="5" meta:page-count="2" meta:paragraph-count="9" meta:word-count="120" meta:character-count="799" meta:non-whitespace-character-count="677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sub>
                <mi>F</mi>
                <mrow>
                  <mi mathvariant="italic">упр</mi>
                </mrow>
              </msub>
              <mo stretchy="false">=</mo>
              <mrow>
                <mo stretchy="false">−</mo>
                <mi>k</mi>
              </mrow>
            </mrow>
            <mo stretchy="false">Δ</mo>
            <mi>x</mi>
          </mrow>
        </mtd>
      </mtr>
      <mtr>
        <mtd>
          <mrow>
            <mrow>
              <mi>A</mi>
              <mo stretchy="false">=</mo>
              <msub>
                <mi>E</mi>
                <mi>p</mi>
              </msub>
            </mrow>
          </mrow>
        </mtd>
      </mtr>
      <mtr>
        <mtd>
          <mrow>
            <mrow>
              <mi mathvariant="italic">dA</mi>
              <mo stretchy="false">=</mo>
              <msub>
                <mi>F</mi>
                <mrow>
                  <mi mathvariant="italic">упр</mi>
                </mrow>
              </msub>
            </mrow>
            <mrow>
              <mi mathvariant="italic">dx</mi>
              <mo stretchy="false">=</mo>
              <mi mathvariant="italic">kx</mi>
            </mrow>
            <mi mathvariant="italic">dx</mi>
          </mrow>
        </mtd>
      </mtr>
      <mtr>
        <mtd>
          <mrow>
            <mrow>
              <mi>A</mi>
              <mo stretchy="false">=</mo>
              <mi>k</mi>
            </mrow>
            <mrow>
              <mrow>
                <mrow>
                  <munderover>
                    <mo stretchy="false">∫</mo>
                    <mn>0</mn>
                    <mi>S</mi>
                  </munderover>
                  <mrow>
                    <mi mathvariant="italic">xdx</mi>
                  </mrow>
                </mrow>
                <mo stretchy="false">=</mo>
                <mfrac>
                  <mrow>
                    <msup>
                      <mi mathvariant="italic">kx</mi>
                      <mn>2</mn>
                    </msup>
                  </mrow>
                  <mn>2</mn>
                </mfrac>
              </mrow>
              <mo stretchy="false">=</mo>
              <mfrac>
                <mrow>
                  <msup>
                    <mi mathvariant="italic">kS</mi>
                    <mn>2</mn>
                  </msup>
                </mrow>
                <mn>2</mn>
              </mfrac>
            </mrow>
          </mrow>
        </mtd>
      </mtr>
      <mtr>
        <mtd>
          <mrow>
            <mrow>
              <mfrac>
                <mrow>
                  <msup>
                    <mi mathvariant="italic">kx</mi>
                    <mn>2</mn>
                  </msup>
                </mrow>
                <mn>2</mn>
              </mfrac>
              <mo stretchy="false">=</mo>
              <mi mathvariant="italic">mgh</mi>
            </mrow>
          </mrow>
        </mtd>
      </mtr>
      <mtr>
        <mtd>
          <mrow>
            <mrow>
              <mi>h</mi>
              <mo stretchy="false">=</mo>
              <mfrac>
                <mrow>
                  <msup>
                    <mi mathvariant="italic">kS</mi>
                    <mn>2</mn>
                  </msup>
                </mrow>
                <mn>2mg</mn>
              </mfrac>
            </mrow>
          </mrow>
        </mtd>
      </mtr>
      <mtr>
        <mtd>
          <mrow>
            <mrow>
              <mi>k</mi>
              <mo stretchy="false">=</mo>
              <mfrac>
                <mn>2hmg</mn>
                <msup>
                  <mi>S</mi>
                  <mn>2</mn>
                </msup>
              </mfrac>
            </mrow>
          </mrow>
        </mtd>
      </mtr>
    </mtable>
    <annotation encoding="StarMath 5.0">F_{упр} = -k %DELTA x
newline
A = E_p
newline
dA = F_{упр}dx = kx dx
newline
A = k int from 0 to S {xdx} = {kx^2} over 2 = {kS^2} over 2
newline
{kx^2} over 2 = mgh
newline
h = {kS^2}over 2mg
newline
k = 2hmg over S^2</annotation>
  </semantics>
</math>
</file>

<file path=Object 2/content.xml><?xml version="1.0" encoding="utf-8"?>
<math xmlns="http://www.w3.org/1998/Math/MathML">
  <semantics>
    <mtable>
      <mtr>
        <mtd>
          <mrow>
            <mo stretchy="false">Δ</mo>
            <mrow>
              <mi>p</mi>
              <mo stretchy="false">=</mo>
              <mrow>
                <msub>
                  <mi>p</mi>
                  <mn>2</mn>
                </msub>
                <mo stretchy="false">+</mo>
                <msub>
                  <mi>p</mi>
                  <mn>1</mn>
                </msub>
              </mrow>
            </mrow>
          </mrow>
        </mtd>
      </mtr>
      <mtr>
        <mtd>
          <mrow>
            <mrow>
              <msub>
                <mi>p</mi>
                <mn>1</mn>
              </msub>
              <mo stretchy="false">=</mo>
              <msub>
                <mi mathvariant="italic">mv</mi>
                <mn>1</mn>
              </msub>
            </mrow>
          </mrow>
        </mtd>
      </mtr>
      <mtr>
        <mtd>
          <mrow>
            <mrow>
              <msub>
                <mi>p</mi>
                <mn>2</mn>
              </msub>
              <mo stretchy="false">=</mo>
              <msub>
                <mi mathvariant="italic">mv</mi>
                <mn>2</mn>
              </msub>
            </mrow>
          </mrow>
        </mtd>
      </mtr>
      <mtr>
        <mtd>
          <mrow>
            <mrow>
              <mfrac>
                <mrow>
                  <msup>
                    <mi mathvariant="italic">mv</mi>
                    <mn>2</mn>
                  </msup>
                </mrow>
                <mn>2</mn>
              </mfrac>
              <mo stretchy="false">=</mo>
              <mi mathvariant="italic">mgh</mi>
            </mrow>
          </mrow>
        </mtd>
      </mtr>
      <mtr>
        <mtd>
          <mrow>
            <mrow>
              <msub>
                <mi>v</mi>
                <mn>1</mn>
              </msub>
              <mo stretchy="false">=</mo>
              <msqrt>
                <mrow>
                  <mn>2gh</mn>
                </mrow>
              </msqrt>
            </mrow>
          </mrow>
        </mtd>
      </mtr>
      <mtr>
        <mtd>
          <mrow>
            <mrow>
              <msub>
                <mi>v</mi>
                <mn>2</mn>
              </msub>
              <mo stretchy="false">=</mo>
              <mrow>
                <msqrt>
                  <mrow>
                    <mn>2gh</mn>
                  </mrow>
                </msqrt>
                <mo stretchy="false">−</mo>
                <mi mathvariant="italic">поднимется</mi>
              </mrow>
            </mrow>
            <mi mathvariant="italic">на</mi>
            <mi mathvariant="italic">туже</mi>
            <mi mathvariant="italic">высоту</mi>
            <mi>,</mi>
            <mi mathvariant="italic">так</mi>
            <mi mathvariant="italic">как</mi>
            <mi mathvariant="italic">удар</mi>
            <mi mathvariant="italic">был</mi>
            <mi mathvariant="italic">упругий</mi>
          </mrow>
        </mtd>
      </mtr>
      <mtr>
        <mtd>
          <mrow>
            <mo stretchy="false">Δ</mo>
            <mrow>
              <mi>p</mi>
              <mo stretchy="false">=</mo>
              <mi>m</mi>
            </mrow>
            <mrow>
              <msqrt>
                <mrow>
                  <mn>2gh</mn>
                </mrow>
              </msqrt>
              <mo stretchy="false">+</mo>
              <mi>m</mi>
            </mrow>
            <msqrt>
              <mrow>
                <mn>2gh</mn>
              </mrow>
            </msqrt>
          </mrow>
        </mtd>
      </mtr>
      <mtr>
        <mtd>
          <mrow>
            <mo stretchy="false">Δ</mo>
            <mrow>
              <mi>p</mi>
              <mo stretchy="false">=</mo>
              <mn>2m</mn>
            </mrow>
            <msqrt>
              <mrow>
                <mn>2gh</mn>
              </mrow>
            </msqrt>
          </mrow>
        </mtd>
      </mtr>
    </mtable>
    <annotation encoding="StarMath 5.0">%DELTA p = p_2 + p_1
newline
p_1 = mv_1
newline
p_2 = mv_2
newline
{mv^2}over 2 = mgh
newline
v_1 = sqrt{2gh}
newline
v_2 = sqrt{2gh} - поднимется на туже высоту, так как удар был упругий
newline
%DELTA p = m sqrt{2gh} + m sqrt{2gh}
newline
%DELTA p = 2m sqrt{2gh}</annotation>
  </semantics>
</math>
</file>

<file path=Object 3/content.xml><?xml version="1.0" encoding="utf-8"?>
<math xmlns="http://www.w3.org/1998/Math/MathML">
  <semantics>
    <mtable>
      <mtr>
        <mtd>
          <mrow>
            <mi mathvariant="italic">Дано</mi>
          </mrow>
        </mtd>
      </mtr>
      <mtr>
        <mtd>
          <mrow>
            <mrow>
              <mo stretchy="false">α</mo>
              <mo stretchy="false">=</mo>
              <mn>22</mn>
            </mrow>
            <mi>'</mi>
          </mrow>
        </mtd>
      </mtr>
      <mtr>
        <mtd>
          <mrow>
            <mrow>
              <mi>v</mi>
              <mo stretchy="false">=</mo>
              <mn>7</mn>
            </mrow>
            <mrow>
              <mi>m</mi>
              <mo stretchy="false">/</mo>
              <mi>c</mi>
            </mrow>
          </mrow>
        </mtd>
      </mtr>
      <mtr>
        <mtd>
          <mrow>
            <mrow>
              <mi>k</mi>
              <mo stretchy="false">=</mo>
              <mn>0,2</mn>
            </mrow>
          </mrow>
        </mtd>
      </mtr>
      <mtr>
        <mtd>
          <mrow/>
        </mtd>
      </mtr>
    </mtable>
    <annotation encoding="StarMath 5.0">Дано
newline
%alpha = 22'
newline
v = 7 m/c
newline
k = 0,2
newline</annotation>
  </semantics>
</math>
</file>

<file path=Object 4/content.xml><?xml version="1.0" encoding="utf-8"?>
<math xmlns="http://www.w3.org/1998/Math/MathML">
  <semantics>
    <mtable>
      <mtr>
        <mtd>
          <mrow>
            <mrow>
              <mrow>
                <msub>
                  <mi>E</mi>
                  <mrow>
                    <mi>п</mi>
                  </mrow>
                </msub>
                <mo stretchy="false">=</mo>
                <mi mathvariant="italic">mgh</mi>
              </mrow>
              <mo stretchy="false">=</mo>
              <mi mathvariant="italic">mgl</mi>
            </mrow>
            <mi>sin</mi>
            <mo stretchy="false">α</mo>
          </mrow>
        </mtd>
      </mtr>
      <mtr>
        <mtd>
          <mrow>
            <mrow>
              <msub>
                <mi>E</mi>
                <mi>h</mi>
              </msub>
              <mo stretchy="false">=</mo>
              <mrow>
                <msub>
                  <mi>E</mi>
                  <mi>k</mi>
                </msub>
                <mo stretchy="false">+</mo>
                <mi>A</mi>
              </mrow>
            </mrow>
          </mrow>
        </mtd>
      </mtr>
      <mtr>
        <mtd>
          <mrow>
            <mrow>
              <mrow>
                <mrow>
                  <mrow>
                    <msub>
                      <mi>E</mi>
                      <mi>k</mi>
                    </msub>
                    <mo stretchy="false">=</mo>
                    <mfrac>
                      <mrow>
                        <msup>
                          <mi mathvariant="italic">mv</mi>
                          <mn>2</mn>
                        </msup>
                      </mrow>
                      <mn>2</mn>
                    </mfrac>
                  </mrow>
                  <mo stretchy="false">=</mo>
                  <mfrac>
                    <mrow>
                      <mi>J</mi>
                      <msup>
                        <mo stretchy="false">ω</mo>
                        <mn>2</mn>
                      </msup>
                    </mrow>
                    <mn>2</mn>
                  </mfrac>
                </mrow>
                <mo stretchy="false">=</mo>
                <mrow>
                  <mfrac>
                    <mrow>
                      <msup>
                        <mi mathvariant="italic">mv</mi>
                        <mn>2</mn>
                      </msup>
                    </mrow>
                    <mn>2</mn>
                  </mfrac>
                  <mo stretchy="false">+</mo>
                  <mfrac>
                    <mrow>
                      <msup>
                        <mi mathvariant="italic">mr</mi>
                        <mn>2</mn>
                      </msup>
                      <msup>
                        <mi>v</mi>
                        <mn>2</mn>
                      </msup>
                    </mrow>
                    <mrow>
                      <mrow>
                        <mrow>
                          <mn>2</mn>
                          <mo stretchy="false">∗</mo>
                          <mn>2</mn>
                        </mrow>
                        <mo stretchy="false">∗</mo>
                        <msup>
                          <mi>r</mi>
                          <mn>2</mn>
                        </msup>
                      </mrow>
                    </mrow>
                  </mfrac>
                </mrow>
              </mrow>
              <mo stretchy="false">=</mo>
              <mfrac>
                <mn>3</mn>
                <mn>4</mn>
              </mfrac>
            </mrow>
            <msup>
              <mi mathvariant="italic">mv</mi>
              <mn>2</mn>
            </msup>
          </mrow>
        </mtd>
      </mtr>
      <mtr>
        <mtd>
          <mrow>
            <mrow>
              <mi>J</mi>
              <mo stretchy="false">=</mo>
              <mfrac>
                <mrow>
                  <msup>
                    <mi mathvariant="italic">mr</mi>
                    <mn>2</mn>
                  </msup>
                </mrow>
                <mn>2</mn>
              </mfrac>
            </mrow>
          </mrow>
        </mtd>
      </mtr>
      <mtr>
        <mtd>
          <mrow>
            <mrow>
              <mo stretchy="false">ω</mo>
              <mo stretchy="false">=</mo>
              <mfrac>
                <mi>v</mi>
                <mi>r</mi>
              </mfrac>
            </mrow>
          </mrow>
        </mtd>
      </mtr>
      <mtr>
        <mtd>
          <mrow>
            <mrow>
              <mrow>
                <mi>A</mi>
                <mo stretchy="false">=</mo>
                <mrow>
                  <msub>
                    <mi>F</mi>
                    <mrow>
                      <mi mathvariant="italic">тр</mi>
                    </mrow>
                  </msub>
                  <mo stretchy="false">∗</mo>
                  <mi>l</mi>
                </mrow>
              </mrow>
              <mo stretchy="false">=</mo>
              <mfrac>
                <mrow>
                  <mrow>
                    <mi mathvariant="italic">kNl</mi>
                    <mo stretchy="false">=</mo>
                    <mi mathvariant="italic">mg</mi>
                  </mrow>
                  <mi>cos</mi>
                  <mrow>
                    <mo stretchy="false">α</mo>
                    <mo stretchy="false">∗</mo>
                    <mi mathvariant="italic">kl</mi>
                  </mrow>
                </mrow>
                <mn>2</mn>
              </mfrac>
            </mrow>
          </mrow>
        </mtd>
      </mtr>
      <mtr>
        <mtd>
          <mrow>
            <mrow>
              <mrow>
                <mrow>
                  <mrow>
                    <mrow>
                      <mi>l</mi>
                      <mo stretchy="false">=</mo>
                      <mfrac>
                        <mrow>
                          <mn>0,75</mn>
                          <msup>
                            <mi>v</mi>
                            <mn>2</mn>
                          </msup>
                        </mrow>
                        <mrow>
                          <mi>g</mi>
                          <mrow>
                            <mo stretchy="false">(</mo>
                            <mrow>
                              <mi>sin</mi>
                              <mrow>
                                <mo stretchy="false">α</mo>
                                <mo stretchy="false">−</mo>
                                <mi>k</mi>
                              </mrow>
                              <mi>cos</mi>
                              <mo stretchy="false">α</mo>
                            </mrow>
                            <mo stretchy="false">)</mo>
                          </mrow>
                        </mrow>
                      </mfrac>
                    </mrow>
                    <mo stretchy="false">=</mo>
                    <mfrac>
                      <mrow>
                        <mrow>
                          <mn>0,75</mn>
                          <mo stretchy="false">∗</mo>
                          <mn>49</mn>
                        </mrow>
                      </mrow>
                      <mrow>
                        <mn>9,81</mn>
                        <mrow>
                          <mo stretchy="false">(</mo>
                          <mrow>
                            <mrow>
                              <mn>0,375</mn>
                              <mo stretchy="false">−</mo>
                              <mrow>
                                <mn>0,2</mn>
                                <mo stretchy="false">∗</mo>
                                <mn>0,927</mn>
                              </mrow>
                            </mrow>
                          </mrow>
                          <mo stretchy="false">)</mo>
                        </mrow>
                      </mrow>
                    </mfrac>
                  </mrow>
                  <mo stretchy="false">=</mo>
                  <mfrac>
                    <mrow>
                      <mn>36,75</mn>
                    </mrow>
                    <mrow>
                      <mn>9,81</mn>
                      <mrow>
                        <mo stretchy="false">(</mo>
                        <mrow>
                          <mrow>
                            <mn>0,375</mn>
                            <mo stretchy="false">−</mo>
                            <mn>0,1854</mn>
                          </mrow>
                        </mrow>
                        <mo stretchy="false">)</mo>
                      </mrow>
                    </mrow>
                  </mfrac>
                </mrow>
                <mo stretchy="false">=</mo>
                <mfrac>
                  <mn>36,75</mn>
                  <mrow>
                    <mrow>
                      <mn>9,81</mn>
                      <mo stretchy="false">∗</mo>
                      <mn>0,1896</mn>
                    </mrow>
                  </mrow>
                </mfrac>
              </mrow>
              <mo stretchy="false">=</mo>
              <mn>19,75</mn>
            </mrow>
          </mrow>
        </mtd>
      </mtr>
    </mtable>
    <annotation encoding="StarMath 5.0">E_{п} = mgh = mgl sin%alpha
newline
E_h = E_k + A
newline
E_k = {mv^2} over 2 = {J %omega^2} over 2 = {mv^2} over 2 + {mr^2 v^2} over {2*2*r^2} = 3 over 4 mv^2
newline
J = {mr^2} over 2
newline
%omega = v over r
newline
A = F_{тр}*l = {kNl=mg cos%alpha *kl} over 2
newline
l = {0,75 v^2} over {g(sin%alpha - k cos%alpha)} = {0,75 * 49} over {9,81 ( 0,375 - 0,2*0,927 )} = {36,75} over {9,81(0,375-0,1854)} = 36,75 over {9,81 * 0,1896} = 19,75</annotation>
  </semantics>
</math>
</file>

<file path=Object 5/content.xml><?xml version="1.0" encoding="utf-8"?>
<math xmlns="http://www.w3.org/1998/Math/MathML">
  <semantics>
    <mtable>
      <mtr>
        <mtd>
          <mrow>
            <mrow>
              <mi>a</mi>
              <mo stretchy="false">=</mo>
              <mfrac>
                <mi>F</mi>
                <mi>m</mi>
              </mfrac>
            </mrow>
          </mrow>
        </mtd>
      </mtr>
      <mtr>
        <mtd>
          <mrow>
            <mrow>
              <mo stretchy="false">ε</mo>
              <mo stretchy="false">=</mo>
              <mfrac>
                <mi>M</mi>
                <mi>J</mi>
              </mfrac>
            </mrow>
          </mrow>
        </mtd>
      </mtr>
      <mtr>
        <mtd>
          <mrow>
            <mrow>
              <mrow>
                <mi>M</mi>
                <mo stretchy="false">=</mo>
                <mi mathvariant="italic">Fl</mi>
              </mrow>
              <mo stretchy="false">=</mo>
              <mi mathvariant="italic">mgR</mi>
            </mrow>
          </mrow>
        </mtd>
      </mtr>
      <mtr>
        <mtd>
          <mrow>
            <mrow>
              <mrow>
                <mi>J</mi>
                <mo stretchy="false">=</mo>
                <mrow>
                  <msup>
                    <mi mathvariant="italic">mR</mi>
                    <mn>2</mn>
                  </msup>
                  <mo stretchy="false">+</mo>
                  <msup>
                    <mi mathvariant="italic">mR</mi>
                    <mn>2</mn>
                  </msup>
                </mrow>
              </mrow>
              <mo stretchy="false">=</mo>
              <msup>
                <mn>2mR</mn>
                <mn>2</mn>
              </msup>
            </mrow>
          </mrow>
        </mtd>
      </mtr>
    </mtable>
    <annotation encoding="StarMath 5.0">a = F over m
newline
%varepsilon = M over J
newline
M = Fl = mgR
newline
J = mR^2 + mR^2 = 2mR^2</annotation>
  </semantics>
</math>
</file>